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ONLY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ONL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635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635cm" fo:margin-bottom="0.635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63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2.54cm" fo:margin-right="0cm" fo:margin-top="0.63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8pt" fo:letter-spacing="normal" fo:font-style="normal" style:text-underline-style="none" fo:font-weight="normal" style:font-name-asian="Roboto" style:font-size-asian="48pt" style:font-style-asian="normal" style:font-weight-asian="normal" style:font-name-complex="Roboto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36pt" fo:letter-spacing="normal" fo:font-style="normal" style:text-underline-style="none" fo:font-weight="normal" style:font-name-asian="Roboto" style:font-size-asian="36pt" style:font-style-asian="normal" style:font-weight-asian="normal" style:font-name-complex="Roboto" style:font-size-complex="3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4" style:family="text">
      <style:text-properties fo:font-variant="normal" fo:text-transform="none" fo:color="#73737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5" style:family="text">
      <style:text-properties fo:font-variant="normal" fo:text-transform="none" fo:color="#737373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6" style:family="text">
      <style:text-properties fo:font-variant="normal" fo:text-transform="none" fo:color="#737373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T7" style:family="text">
      <style:text-properties fo:font-variant="normal" fo:text-transform="none" fo:color="#737373" style:text-line-through-style="none" style:text-line-through-type="none" style:text-position="0% 100%" style:font-name="Roboto" fo:font-size="18pt" fo:letter-spacing="normal" fo:font-style="normal" style:text-underline-style="solid" style:text-underline-width="auto" style:text-underline-color="font-color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8" style:family="text">
      <style:text-properties fo:font-variant="normal" fo:text-transform="none" fo:color="#737373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9" style:family="text">
      <style:text-properties fo:font-variant="normal" fo:text-transform="none" fo:color="#737373" style:text-line-through-style="none" style:text-line-through-type="none" style:text-position="0% 100%" style:font-name="Roboto" fo:font-size="18pt" fo:letter-spacing="normal" fo:font-style="italic" style:text-underline-style="none" fo:font-weight="normal" style:font-name-asian="Roboto" style:font-size-asian="18pt" style:font-style-asian="italic" style:font-weight-asian="normal" style:font-name-complex="Roboto" style:font-size-complex="18pt" style:font-style-complex="italic" style:font-weight-complex="normal"/>
    </style:style>
    <style:style style:name="T10" style:family="text">
      <style:text-properties fo:font-variant="normal" fo:text-transform="none" fo:color="#4fc3f7" style:text-line-through-style="none" style:text-line-through-type="none" style:text-position="0% 100%" style:font-name="Roboto" fo:font-size="18pt" fo:letter-spacing="normal" fo:font-style="normal" style:text-underline-style="solid" style:text-underline-width="auto" style:text-underline-color="font-color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1" style:family="text">
      <style:text-properties fo:font-variant="normal" fo:text-transform="none" fo:color="#737373" style:text-line-through-style="none" style:text-line-through-type="none" style:text-position="0% 100%" style:font-name="Roboto" fo:font-size="18pt" fo:letter-spacing="normal" fo:font-style="normal" style:text-underline-style="none" fo:font-weight="bold" style:font-name-asian="Roboto" style:font-size-asian="18pt" style:font-style-asian="normal" style:font-weight-asian="bold" style:font-name-complex="Roboto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Roboto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Roboto" fo:color="#737373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Roboto" fo:color="#73737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737373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Roboto" fo:color="#73737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1.588cm" text:min-label-width="0.952cm"/>
        <style:text-properties style:font-name="Roboto" fo:color="#737373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Roboto" fo:color="#73737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1.588cm" text:min-label-width="0.952cm"/>
        <style:text-properties style:font-name="Roboto" fo:color="#737373" fo:font-size="100%"/>
      </text:list-level-style-bullet>
      <text:list-level-style-bullet text:level="2" text:bullet-char="○">
        <style:list-level-properties text:space-before="2.929cm" text:min-label-width="0.881cm"/>
        <style:text-properties style:font-name="Roboto" fo:color="#73737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1.588cm" text:min-label-width="0.952cm"/>
        <style:text-properties fo:color="#737373" fo:font-size="100%"/>
      </text:list-level-style-number>
      <text:list-level-style-bullet text:level="2" text:bullet-char="○">
        <style:list-level-properties text:space-before="2.929cm" text:min-label-width="0.881cm"/>
        <style:text-properties style:font-name="Roboto" fo:color="#73737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18cm" text:min-label-width="0.952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18cm" text:min-label-width="0.952cm"/>
        <style:text-properties style:font-name="Roboto" fo:color="#737373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Roboto" fo:color="#73737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18cm" text:min-label-width="0.952cm"/>
        <style:text-properties fo:color="#737373" fo:font-size="100%"/>
      </text:list-level-style-number>
      <text:list-level-style-bullet text:level="2" text:bullet-char="○">
        <style:list-level-properties text:space-before="1.588cm" text:min-label-width="0.952cm"/>
        <style:text-properties style:font-name="Roboto" fo:color="#73737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7;p13" presentation:style-name="pr1" draw:text-style-name="P2" draw:layer="layout" svg:width="22.838cm" svg:height="2.592cm" svg:x="1.085cm" svg:y="5.054cm" presentation:class="title" presentation:user-transformed="true">
          <draw:text-box>
            <text:p text:style-name="P1"><text:span text:style-name="T1">Introduction to Python</text:span><text:span text:style-name="T1"><text:line-break/></text:span><text:span text:style-name="T2">Lecture 1: Basics</text:span></text:p>
          </draw:text-box>
        </draw:frame>
        <draw:frame draw:name="Google Shape;68;p13" presentation:style-name="pr2" draw:text-style-name="P3" draw:layer="layout" svg:width="22.838cm" svg:height="1.202cm" svg:x="1.085cm" svg:y="7.748cm" presentation:class="subtitle" presentation:user-transformed="true">
          <draw:text-box>
            <text:p text:style-name="P1"><text:span text:style-name="T3">University of Basel, May 2020</text:span></text:p>
            <text:p text:style-name="P1"><text:span text:style-name="T3">Dr. Anders S. Christensen</text:span></text:p>
          </draw:text-box>
        </draw:frame>
        <presentation:notes draw:style-name="dp2">
          <draw:page-thumbnail draw:name="Google Shape;64;p:notes" draw:style-name="gr1" draw:layer="layout" svg:width="16.933cm" svg:height="9.524cm" svg:x="1.059cm" svg:y="1.905cm" draw:page-number="1" presentation:class="page"/>
          <draw:frame draw:name="Google Shape;65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out “Introduction to Python”" draw:style-name="dp1" draw:master-page-name="TITLE_5f_ONLY" presentation:presentation-page-layout-name="AL2T19">
        <draw:frame draw:name="Google Shape;73;p14" presentation:style-name="pr4" draw:text-style-name="P5" draw:layer="layout" svg:width="24.517cm" svg:height="1.673cm" svg:x="0.273cm" svg:y="0.045cm" presentation:class="title" presentation:user-transformed="true">
          <draw:text-box>
            <text:p text:style-name="P1"><text:span text:style-name="T3">About “Introduction to Python”</text:span></text:p>
          </draw:text-box>
        </draw:frame>
        <draw:custom-shape draw:name="Google Shape;74;p14" draw:style-name="gr2" draw:text-style-name="P6" draw:layer="layout" svg:width="13.904cm" svg:height="9.832cm" svg:x="1.358cm" svg:y="2.8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5;p14" presentation:style-name="pr5" draw:text-style-name="P5" draw:layer="layout" svg:width="22.838cm" svg:height="11.238cm" svg:x="1.28cm" svg:y="2.555cm" presentation:class="outline" presentation:user-transformed="true">
          <draw:text-box>
            <text:list text:style-name="L4">
              <text:list-item>
                <text:p text:style-name="P7"><text:span text:style-name="T4">Four lecture + exercises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1: Introduction, basics, harmonic oscillator</text:span></text:p>
                  </text:list-item>
                  <text:list-item>
                    <text:p text:style-name="P7"><text:span text:style-name="T5">2: Debugging, functions, harmonic oscillator II, plotting with Matplotlib</text:span></text:p>
                  </text:list-item>
                  <text:list-item>
                    <text:p text:style-name="P7"><text:span text:style-name="T5">3: Debugging, Numpy, Linear Algebra, molecular dynamics, making a video</text:span></text:p>
                  </text:list-item>
                </text:list>
              </text:list-item>
            </text:list>
            <text:p text:style-name="P8"><text:span text:style-name="T4">Estimated load per day: 2:30 hours (total 9 hours over 3 days)</text:span></text:p>
            <text:list text:style-name="L7">
              <text:list-item>
                <text:p text:style-name="P8"><text:span text:style-name="T4">~60-90min per lecture </text:span></text:p>
              </text:list-item>
              <text:list-item>
                <text:p text:style-name="P9"><text:span text:style-name="T4">~60-90min per exercises</text:span></text:p>
              </text:list-item>
              <text:list-item>
                <text:p text:style-name="P9"><text:span text:style-name="T4">~90 minutes for final/graded problem set 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5">Deadline: Sunday, May 10th, 2020 (midnight)</text:span></text:p>
                  </text:list-item>
                </text:list>
              </text:list-item>
            </text:list>
            <text:p text:style-name="P10"><text:span text:style-name="T4">Almost everything is done in Jupyter Notebooks (e.g. via Google Colab)</text:span></text:p>
          </draw:text-box>
        </draw:frame>
        <presentation:notes draw:style-name="dp2">
          <draw:page-thumbnail draw:name="Google Shape;70;g74ec568b14_0_62:notes" draw:style-name="gr1" draw:layer="layout" svg:width="16.932cm" svg:height="9.524cm" svg:x="1.059cm" svg:y="1.905cm" draw:page-number="2" presentation:class="page"/>
          <draw:frame draw:name="Google Shape;71;g74ec568b14_0_62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Python?" draw:style-name="dp1" draw:master-page-name="TITLE_5f_ONLY" presentation:presentation-page-layout-name="AL2T19">
        <draw:frame draw:name="Google Shape;80;p15" presentation:style-name="pr4" draw:text-style-name="P5" draw:layer="layout" svg:width="24.517cm" svg:height="1.673cm" svg:x="0.273cm" svg:y="0.045cm" presentation:class="title" presentation:user-transformed="true">
          <draw:text-box>
            <text:p text:style-name="P1"><text:span text:style-name="T3">Why Python?</text:span></text:p>
          </draw:text-box>
        </draw:frame>
        <draw:frame draw:name="Google Shape;81;p15" presentation:style-name="pr5" draw:text-style-name="P5" draw:layer="layout" svg:width="22.838cm" svg:height="10.717cm" svg:x="1.311cm" svg:y="3.027cm" presentation:class="outline" presentation:user-transformed="true">
          <draw:text-box>
            <text:p text:style-name="P11"><text:span text:style-name="T4">It is used everywhere in science. Is there a Python package for everything?</text:span></text:p>
            <text:p text:style-name="P11"><text:span text:style-name="T4">No compiling of code, and interactive tools like Jupyter Notebook help scientists.</text:span></text:p>
            <text:p text:style-name="P11"><text:span text:style-name="T4">Easiest* code to write (IMO)</text:span></text:p>
            <text:p text:style-name="P11"><text:span text:style-name="T4"/></text:p>
            <text:p text:style-name="P11"><text:span text:style-name="T4">Efficient way to use computers and share results!</text:span></text:p>
            <text:p text:style-name="P11"><text:span text:style-name="T6"/></text:p>
            <text:p text:style-name="P12"><text:span text:style-name="T6">*other people might people disagree</text:span></text:p>
          </draw:text-box>
        </draw:frame>
        <presentation:notes draw:style-name="dp2">
          <draw:page-thumbnail draw:name="Google Shape;77;g74ec568b14_0_58:notes" draw:style-name="gr1" draw:layer="layout" svg:width="16.932cm" svg:height="9.524cm" svg:x="1.059cm" svg:y="1.905cm" draw:page-number="3" presentation:class="page"/>
          <draw:frame draw:name="Google Shape;78;g74ec568b14_0_58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cture 1" draw:style-name="dp1" draw:master-page-name="TITLE_5f_ONLY" presentation:presentation-page-layout-name="AL2T19">
        <draw:frame draw:name="Google Shape;86;p16" presentation:style-name="pr4" draw:text-style-name="P5" draw:layer="layout" svg:width="24.517cm" svg:height="1.673cm" svg:x="0.273cm" svg:y="0.045cm" presentation:class="title" presentation:user-transformed="true">
          <draw:text-box>
            <text:p text:style-name="P1"><text:span text:style-name="T3">Lecture 1</text:span></text:p>
          </draw:text-box>
        </draw:frame>
        <draw:frame draw:name="Google Shape;87;p16" presentation:style-name="pr5" draw:text-style-name="P5" draw:layer="layout" svg:width="22.838cm" svg:height="7.872cm" svg:x="1.311cm" svg:y="3.027cm" presentation:class="outline" presentation:user-transformed="true">
          <draw:text-box>
            <text:p text:style-name="P11"><text:span text:style-name="T7">Today</text:span><text:span text:style-name="T4">:</text:span></text:p>
            <text:list text:style-name="L4">
              <text:list-item>
                <text:p text:style-name="P11"><text:span text:style-name="T4">Introduction to Jupyter Notebooks and Google Colab </text:span></text:p>
              </text:list-item>
              <text:list-item>
                <text:p text:style-name="P9"><text:span text:style-name="T4">Basics of Python</text:span></text:p>
              </text:list-item>
              <text:list-item>
                <text:p text:style-name="P9"><text:span text:style-name="T4">For loops, summation</text:span></text:p>
              </text:list-item>
              <text:list-item>
                <text:p text:style-name="P9"><text:span text:style-name="T4">Calculating the heat capacity of the harmonic Oscillator</text:span></text:p>
              </text:list-item>
            </text:list>
            <text:p text:style-name="P11"><text:span text:style-name="T4"/></text:p>
            <text:p text:style-name="P12"><text:span text:style-name="T4">After lecture: Exercises set #1</text:span></text:p>
          </draw:text-box>
        </draw:frame>
        <presentation:notes draw:style-name="dp2">
          <draw:page-thumbnail draw:name="Google Shape;83;g52ee599b0d_0_25:notes" draw:style-name="gr1" draw:layer="layout" svg:width="16.932cm" svg:height="9.524cm" svg:x="1.059cm" svg:y="1.905cm" draw:page-number="4" presentation:class="page"/>
          <draw:frame draw:name="Google Shape;84;g52ee599b0d_0_25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frame draw:name="Google Shape;92;p17" presentation:style-name="pr1" draw:text-style-name="P2" draw:layer="layout" svg:width="22.838cm" svg:height="2.592cm" svg:x="1.085cm" svg:y="5.054cm" presentation:class="title" presentation:user-transformed="true">
          <draw:text-box>
            <text:p text:style-name="P1"><text:span text:style-name="T1">Introduction to Python</text:span><text:span text:style-name="T1"><text:line-break/></text:span><text:span text:style-name="T2">Lecture 2: Functions and Plotting</text:span></text:p>
          </draw:text-box>
        </draw:frame>
        <draw:frame draw:name="Google Shape;93;p17" presentation:style-name="pr2" draw:text-style-name="P3" draw:layer="layout" svg:width="22.838cm" svg:height="1.202cm" svg:x="1.085cm" svg:y="7.748cm" presentation:class="subtitle" presentation:user-transformed="true">
          <draw:text-box>
            <text:p text:style-name="P1"><text:span text:style-name="T3">University of Basel, May 2020</text:span></text:p>
            <text:p text:style-name="P1"><text:span text:style-name="T3">Dr. Anders S. Christensen</text:span></text:p>
          </draw:text-box>
        </draw:frame>
        <presentation:notes draw:style-name="dp2">
          <draw:page-thumbnail draw:name="Google Shape;89;g84161df3ab_0_0:notes" draw:style-name="gr1" draw:layer="layout" svg:width="16.932cm" svg:height="9.524cm" svg:x="1.059cm" svg:y="1.905cm" draw:page-number="5" presentation:class="page"/>
          <draw:frame draw:name="Google Shape;90;g84161df3ab_0_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cture 2" draw:style-name="dp1" draw:master-page-name="TITLE_5f_ONLY" presentation:presentation-page-layout-name="AL2T19">
        <draw:frame draw:name="Google Shape;98;p18" presentation:style-name="pr4" draw:text-style-name="P5" draw:layer="layout" svg:width="24.517cm" svg:height="1.673cm" svg:x="0.273cm" svg:y="0.045cm" presentation:class="title" presentation:user-transformed="true">
          <draw:text-box>
            <text:p text:style-name="P1"><text:span text:style-name="T3">Lecture 2</text:span></text:p>
          </draw:text-box>
        </draw:frame>
        <draw:frame draw:name="Google Shape;99;p18" presentation:style-name="pr5" draw:text-style-name="P5" draw:layer="layout" svg:width="22.838cm" svg:height="7.872cm" svg:x="1.311cm" svg:y="3.027cm" presentation:class="outline" presentation:user-transformed="true">
          <draw:text-box>
            <text:p text:style-name="P11"><text:span text:style-name="T4">What was hard/impossible yesterday?</text:span></text:p>
            <text:p text:style-name="P11"><text:span text:style-name="T7">Today</text:span><text:span text:style-name="T4">:</text:span></text:p>
            <text:list text:style-name="L4">
              <text:list-item>
                <text:p text:style-name="P11"><text:span text:style-name="T8">if </text:span><text:span text:style-name="T4">and</text:span><text:span text:style-name="T8"> else </text:span><text:span text:style-name="T4">statements</text:span></text:p>
              </text:list-item>
              <text:list-item>
                <text:p text:style-name="P9"><text:span text:style-name="T8">break</text:span><text:span text:style-name="T4"> and </text:span><text:span text:style-name="T8">continue</text:span><text:span text:style-name="T4"> statements</text:span></text:p>
              </text:list-item>
              <text:list-item>
                <text:p text:style-name="P9"><text:span text:style-name="T4">Functions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5">Makes code simpler with less risk of mistakes</text:span></text:p>
                  </text:list-item>
                </text:list>
              </text:list-item>
              <text:list-item>
                <text:p text:style-name="P9"><text:span text:style-name="T4">Harmonic Oscillator using functions</text:span></text:p>
              </text:list-item>
              <text:list-item>
                <text:p text:style-name="P9"><text:span text:style-name="T4">Introduction to plotting with Matplotlib/Pyplot</text:span></text:p>
              </text:list-item>
            </text:list>
            <text:p text:style-name="P12"><text:span text:style-name="T4"/></text:p>
          </draw:text-box>
        </draw:frame>
        <presentation:notes draw:style-name="dp2">
          <draw:page-thumbnail draw:name="Google Shape;95;g84161df3ab_0_16:notes" draw:style-name="gr1" draw:layer="layout" svg:width="16.932cm" svg:height="9.524cm" svg:x="1.059cm" svg:y="1.905cm" draw:page-number="6" presentation:class="page"/>
          <draw:frame draw:name="Google Shape;96;g84161df3ab_0_16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cture 2" draw:style-name="dp1" draw:master-page-name="TITLE_5f_ONLY" presentation:presentation-page-layout-name="AL2T19">
        <draw:frame draw:name="Google Shape;104;p19" presentation:style-name="pr4" draw:text-style-name="P5" draw:layer="layout" svg:width="24.517cm" svg:height="1.673cm" svg:x="0.273cm" svg:y="0.045cm" presentation:class="title" presentation:user-transformed="true">
          <draw:text-box>
            <text:p text:style-name="P1"><text:span text:style-name="T3">Lecture 2</text:span></text:p>
          </draw:text-box>
        </draw:frame>
        <draw:frame draw:name="Google Shape;105;p19" presentation:style-name="pr5" draw:text-style-name="P5" draw:layer="layout" svg:width="22.838cm" svg:height="7.872cm" svg:x="1.311cm" svg:y="3.027cm" presentation:class="outline" presentation:user-transformed="true">
          <draw:text-box>
            <text:p text:style-name="P11"><text:span text:style-name="T4">For next time, flip through </text:span></text:p>
            <text:p text:style-name="P11"><text:span text:style-name="T9">“</text:span><text:span text:style-name="T9">An introduction to NumPy and SciPy”</text:span><text:span text:style-name="T4"> by M. Scott Shell.</text:span></text:p>
            <text:p text:style-name="P11"><text:span text:style-name="T10"><text:a xlink:href="https://sites.engineering.ucsb.edu/~shell/che210d/numpy.pdf" xlink:type="simple">https://sites.engineering.ucsb.edu/~shell/che210d/numpy.pdf</text:a></text:span></text:p>
            <text:p text:style-name="P12"><text:span text:style-name="T4"/></text:p>
          </draw:text-box>
        </draw:frame>
        <presentation:notes draw:style-name="dp2">
          <draw:page-thumbnail draw:name="Google Shape;101;g84161df3ab_0_10:notes" draw:style-name="gr1" draw:layer="layout" svg:width="16.932cm" svg:height="9.524cm" svg:x="1.059cm" svg:y="1.905cm" draw:page-number="7" presentation:class="page"/>
          <draw:frame draw:name="Google Shape;102;g84161df3ab_0_10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draw:frame draw:name="Google Shape;110;p20" presentation:style-name="pr1" draw:text-style-name="P2" draw:layer="layout" svg:width="23.838cm" svg:height="7.168cm" svg:x="1.085cm" svg:y="3.942cm" presentation:class="title" presentation:user-transformed="true">
          <draw:text-box>
            <text:p text:style-name="P1"><text:span text:style-name="T1">Introduction to Python</text:span><text:span text:style-name="T1"><text:line-break/></text:span><text:span text:style-name="T2">Lecture 3: <text:s/>Numpy, Ideal Gas Simulation, </text:span><text:span text:style-name="T2"><text:line-break/></text:span><text:span text:style-name="T2">+ Making a Video in Jupyter Notebooks</text:span><text:span text:style-name="T2"><text:line-break/></text:span><text:span text:style-name="T2"/></text:p>
          </draw:text-box>
        </draw:frame>
        <draw:frame draw:name="Google Shape;111;p20" presentation:style-name="pr2" draw:text-style-name="P3" draw:layer="layout" svg:width="22.838cm" svg:height="2.592cm" svg:x="1.085cm" svg:y="10.001cm" presentation:class="subtitle" presentation:user-transformed="true">
          <draw:text-box>
            <text:p text:style-name="P1"><text:span text:style-name="T3">University of Basel, May 2020</text:span></text:p>
            <text:p text:style-name="P1"><text:span text:style-name="T3">Dr. Anders S. Christensen</text:span></text:p>
          </draw:text-box>
        </draw:frame>
        <presentation:notes draw:style-name="dp2">
          <draw:page-thumbnail draw:name="Google Shape;107;g52ee599b0d_0_0:notes" draw:style-name="gr1" draw:layer="layout" svg:width="16.932cm" svg:height="9.524cm" svg:x="1.059cm" svg:y="1.905cm" draw:page-number="8" presentation:class="page"/>
          <draw:frame draw:name="Google Shape;108;g52ee599b0d_0_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cture 3" draw:style-name="dp1" draw:master-page-name="TITLE_5f_ONLY" presentation:presentation-page-layout-name="AL2T19">
        <draw:frame draw:name="Google Shape;116;p21" presentation:style-name="pr4" draw:text-style-name="P5" draw:layer="layout" svg:width="24.517cm" svg:height="1.673cm" svg:x="0.273cm" svg:y="0.045cm" presentation:class="title" presentation:user-transformed="true">
          <draw:text-box>
            <text:p text:style-name="P1"><text:span text:style-name="T3">Lecture 3</text:span></text:p>
          </draw:text-box>
        </draw:frame>
        <draw:frame draw:name="Google Shape;117;p21" presentation:style-name="pr5" draw:text-style-name="P5" draw:layer="layout" svg:width="22.838cm" svg:height="8.544cm" svg:x="1.311cm" svg:y="2.355cm" presentation:class="outline" presentation:user-transformed="true">
          <draw:text-box>
            <text:p text:style-name="P11"><text:span text:style-name="T4">What was hard/impossible yesterday?</text:span></text:p>
            <text:p text:style-name="P11"><text:span text:style-name="T4"/></text:p>
            <text:p text:style-name="P11"><text:span text:style-name="T11">Today:</text:span></text:p>
            <text:list text:style-name="L4">
              <text:list-item>
                <text:p text:style-name="P11"><text:span text:style-name="T4">Debugging</text:span></text:p>
              </text:list-item>
              <text:list-item>
                <text:p text:style-name="P9"><text:span text:style-name="T4">Precision of calculations?</text:span></text:p>
              </text:list-item>
              <text:list-item>
                <text:p text:style-name="P9"><text:span text:style-name="T4">Introducing NumPy (“Numerical Python”)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5">Foundation of numerical calculations in Python</text:span></text:p>
                  </text:list-item>
                  <text:list-item>
                    <text:p text:style-name="P9"><text:span text:style-name="T5">Matrices and basic linear algebra with Python/NumPy</text:span></text:p>
                  </text:list-item>
                </text:list>
              </text:list-item>
              <text:list-item>
                <text:p text:style-name="P9"><text:span text:style-name="T4">Simulating of a gas (non-interacting particles)</text:span></text:p>
                <text:list>
                  <text:list-item>
                    <text:p text:style-name="P9"><text:span text:style-name="T5">Making a vide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13;g52ee599b0d_0_5:notes" draw:style-name="gr1" draw:layer="layout" svg:width="16.932cm" svg:height="9.524cm" svg:x="1.059cm" svg:y="1.905cm" draw:page-number="9" presentation:class="page"/>
          <draw:frame draw:name="Google Shape;114;g52ee599b0d_0_5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cture 3" draw:style-name="dp1" draw:master-page-name="TITLE_5f_ONLY" presentation:presentation-page-layout-name="AL2T19">
        <draw:frame draw:name="Google Shape;122;p22" presentation:style-name="pr4" draw:text-style-name="P5" draw:layer="layout" svg:width="24.517cm" svg:height="1.673cm" svg:x="0.273cm" svg:y="0.045cm" presentation:class="title" presentation:user-transformed="true">
          <draw:text-box>
            <text:p text:style-name="P1"><text:span text:style-name="T3">Lecture 3</text:span></text:p>
          </draw:text-box>
        </draw:frame>
        <draw:frame draw:name="Google Shape;123;p22" presentation:style-name="pr5" draw:text-style-name="P5" draw:layer="layout" svg:width="22.838cm" svg:height="10.953cm" svg:x="1.311cm" svg:y="2.355cm" presentation:class="outline" presentation:user-transformed="true">
          <draw:text-box>
            <text:p text:style-name="P13"><text:span text:style-name="T11">After lecture:</text:span></text:p>
            <text:list text:style-name="L4">
              <text:list-item>
                <text:p text:style-name="P13"><text:span text:style-name="T4">Exercises set #3</text:span></text:p>
              </text:list-item>
              <text:list-item>
                <text:p text:style-name="P1"><text:span text:style-name="T4">Graded set of exercises: </text:span></text:p>
              </text:list-item>
            </text:list>
            <text:list text:style-name="L12">
              <text:list-item>
                <text:list>
                  <text:list-item>
                    <text:p text:style-name="P1"><text:span text:style-name="T4">Deadline for submission: Sunday, May 10, 2020 @ midnight</text:span></text:p>
                  </text:list-item>
                  <text:list-item>
                    <text:p text:style-name="P1"><text:span text:style-name="T4">Available from Github: andersx/python-intro right after the lecture</text:span></text:p>
                  </text:list-item>
                </text:list>
              </text:list-item>
            </text:list>
            <text:p text:style-name="P14"><text:span text:style-name="T4"/></text:p>
            <text:p text:style-name="P13"><text:span text:style-name="T10"><text:a xlink:href="https://www.chemie1.unibas.ch/~pythonprakt/" xlink:type="simple">https://www.chemie1.unibas.ch/~pythonprakt/</text:a></text:span></text:p>
            <text:p text:style-name="P15"><text:span text:style-name="T11">username:</text:span><text:span text:style-name="T4"> &lt;see chat/email&gt;</text:span></text:p>
            <text:p text:style-name="P15"><text:span text:style-name="T11">password:</text:span><text:span text:style-name="T4"> &lt;see chat/email&gt;</text:span></text:p>
            <text:p text:style-name="P1"><text:span text:style-name="T4"/></text:p>
            <text:p text:style-name="P1"><text:span text:style-name="T4">Use @unibas.ch or @stud.unibas.ch email to login</text:span></text:p>
          </draw:text-box>
        </draw:frame>
        <presentation:notes draw:style-name="dp2">
          <draw:page-thumbnail draw:name="Google Shape;119;g76f5cc3f18_0_0:notes" draw:style-name="gr1" draw:layer="layout" svg:width="16.932cm" svg:height="9.524cm" svg:x="1.059cm" svg:y="1.905cm" draw:page-number="10" presentation:class="page"/>
          <draw:frame draw:name="Google Shape;120;g76f5cc3f18_0_0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4285f4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4285f4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285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afaf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69%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10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737373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.492cm" svg:height="2.492cm" svg:x="22.907cm" svg:y="11.794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2.492cm" svg:height="2.492cm" svg:x="22.907cm" svg:y="11.794cm">
        <text:p/>
        <draw:enhanced-geometry draw:mirror-horizontal="true" draw:mirror-vertical="false" draw:text-areas="0 0 ?f5 ?f8" svg:viewBox="0 0 0 0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Google Shape;12;p2" presentation:style-name="TITLE-title" draw:layer="backgroundobjects" svg:width="22.838cm" svg:height="2.592cm" svg:x="1.085cm" svg:y="5.054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custom-shape draw:name="Google Shape;32;p6" draw:style-name="Mgr5" draw:text-style-name="MP9" draw:layer="backgroundobjects" svg:width="25.399cm" svg:height="12.463cm" draw:transform="rotate (-3.14159265358979) translate (25.398cm 14.288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3;p6" draw:style-name="Mgr6" draw:text-style-name="MP10" draw:layer="backgroundobjects" svg:width="25.399cm" svg:height="0.301cm" svg:x="0cm" svg:y="1.82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6" presentation:style-name="TITLE_5f_ONLY-title" draw:layer="backgroundobjects" svg:width="24.517cm" svg:height="1.673cm" svg:x="0.273cm" svg:y="0.045cm" presentation:class="title" presentation:placeholder="true" presentation:user-transformed="true">
        <draw:text-box/>
      </draw:frame>
      <draw:frame draw:name="Google Shape;35;p6" presentation:style-name="Mpr4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3"/>
    <meta:generator>LibreOfficeDev/6.0.5.2$Linux_X86_64 LibreOffice_project/</meta:generator>
  </office:meta>
</office:document-meta>
</file>